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Frame_20_contents">
      <style:text-properties fo:font-size="10.5pt" officeooo:paragraph-rsid="003910d4" style:font-name="Arial" style:font-size-asian="10.5pt" style:font-size-complex="10.5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3910d4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10d4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910d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Title2">
      <style:paragraph-properties fo:text-align="start" style:justify-single-word="false"/>
      <style:text-properties fo:font-size="11pt" fo:font-style="normal" fo:font-weight="bold" officeooo:paragraph-rsid="003910d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Title">
      <style:text-properties fo:font-size="14pt" fo:text-transform="uppercase" officeooo:paragraph-rsid="003910d4" officeooo:rsid="0022c4d6" style:font-name="Arial" style:font-size-asian="14pt" style:font-size-complex="14pt"/>
    </style:style>
    <style:style style:family="paragraph" style:name="P17" style:parent-style-name="UrbanTitle">
      <style:text-properties fo:font-size="14pt" fo:text-transform="uppercase" officeooo:paragraph-rsid="003910d4" officeooo:rsid="0022c4d6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2">
      <style:text-properties officeooo:rsid="0022109e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0">S<text:span text:style-name="T22">PW - </text:span>Département des Permis et Autorisations</text:p>
            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5">RECOMMANDÉ</text:p>
          </table:table-cell>
        </table:table-row>
      </table:table>
      <text:p text:style-name="P16"/>
      <text:p text:style-name="P17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"/>
      <text:p text:style-name="P2"/>
      <text:p text:style-name="P1"/>
      <text:p text:style-name="P1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d’Etat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12-02T10:15:12.830376578">2 décembre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18"><text:span text:style-name="T26">do text</text:span></text:p><text:p text:style-name="P18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Frame_20_contents">
      <style:text-properties fo:font-size="10.5pt" officeooo:paragraph-rsid="003910d4" style:font-name="Arial" style:font-size-asian="10.5pt" style:font-size-complex="10.5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3910d4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10d4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910d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Title2">
      <style:paragraph-properties fo:text-align="start" style:justify-single-word="false"/>
      <style:text-properties fo:font-size="11pt" fo:font-style="normal" fo:font-weight="bold" officeooo:paragraph-rsid="003910d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Title">
      <style:text-properties fo:font-size="14pt" fo:text-transform="uppercase" officeooo:paragraph-rsid="003910d4" officeooo:rsid="0022c4d6" style:font-name="Arial" style:font-size-asian="14pt" style:font-size-complex="14pt"/>
    </style:style>
    <style:style style:family="paragraph" style:name="P17" style:parent-style-name="UrbanTitle">
      <style:text-properties fo:font-size="14pt" fo:text-transform="uppercase" officeooo:paragraph-rsid="003910d4" officeooo:rsid="0022c4d6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2">
      <style:text-properties officeooo:rsid="0022109e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0">S<text:span text:style-name="T22">PW - </text:span>Département des Permis et Autorisations</text:p>
            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5">RECOMMANDÉ</text:p>
          </table:table-cell>
        </table:table-row>
      </table:table>
      <text:p text:style-name="P16"/>
      <text:p text:style-name="P17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"/>
      <text:p text:style-name="P2"/>
      <text:p text:style-name="P1"/>
      <text:p text:style-name="P1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d’Etat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12-02T10:15:12.830376578">2 décembre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18"><text:span text:style-name="T26">do text</text:span></text:p><text:p text:style-name="P18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Frame_20_contents">
      <style:text-properties fo:font-size="10.5pt" officeooo:paragraph-rsid="003910d4" style:font-name="Arial" style:font-size-asian="10.5pt" style:font-size-complex="10.5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3910d4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10d4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910d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Title2">
      <style:paragraph-properties fo:text-align="start" style:justify-single-word="false"/>
      <style:text-properties fo:font-size="11pt" fo:font-style="normal" fo:font-weight="bold" officeooo:paragraph-rsid="003910d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Title">
      <style:text-properties fo:font-size="14pt" fo:text-transform="uppercase" officeooo:paragraph-rsid="003910d4" officeooo:rsid="0022c4d6" style:font-name="Arial" style:font-size-asian="14pt" style:font-size-complex="14pt"/>
    </style:style>
    <style:style style:family="paragraph" style:name="P17" style:parent-style-name="UrbanTitle">
      <style:text-properties fo:font-size="14pt" fo:text-transform="uppercase" officeooo:paragraph-rsid="003910d4" officeooo:rsid="0022c4d6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2">
      <style:text-properties officeooo:rsid="0022109e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0">S<text:span text:style-name="T22">PW - </text:span>Département des Permis et Autorisations</text:p>
            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5">RECOMMANDÉ</text:p>
          </table:table-cell>
        </table:table-row>
      </table:table>
      <text:p text:style-name="P16"/>
      <text:p text:style-name="P17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"/>
      <text:p text:style-name="P2"/>
      <text:p text:style-name="P1"/>
      <text:p text:style-name="P1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d’Etat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12-02T10:15:12.830376578">2 décembre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18"><text:span text:style-name="T26">do text</text:span></text:p><text:p text:style-name="P18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9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Frame_20_contents">
      <style:text-properties fo:font-size="10.5pt" officeooo:paragraph-rsid="003910d4" style:font-name="Arial" style:font-size-asian="10.5pt" style:font-size-complex="10.5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3910d4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910d4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910d4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Title2">
      <style:paragraph-properties fo:text-align="start" style:justify-single-word="false"/>
      <style:text-properties fo:font-size="11pt" fo:font-style="normal" fo:font-weight="bold" officeooo:paragraph-rsid="003910d4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Title">
      <style:text-properties fo:font-size="14pt" fo:text-transform="uppercase" officeooo:paragraph-rsid="003910d4" officeooo:rsid="0022c4d6" style:font-name="Arial" style:font-size-asian="14pt" style:font-size-complex="14pt"/>
    </style:style>
    <style:style style:family="paragraph" style:name="P17" style:parent-style-name="UrbanTitle">
      <style:text-properties fo:font-size="14pt" fo:text-transform="uppercase" officeooo:paragraph-rsid="003910d4" officeooo:rsid="0022c4d6" style:font-name="Arial" style:font-size-asian="14pt" style:font-size-complex="14pt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2">
      <style:text-properties officeooo:rsid="0022109e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10">S<text:span text:style-name="T22">PW - </text:span>Département des Permis et Autorisations</text:p>
            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
            <text:p text:style-name="P15">RECOMMANDÉ</text:p>
          </table:table-cell>
        </table:table-row>
      </table:table>
      <text:p text:style-name="P16"/>
      <text:p text:style-name="P17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"/>
      <text:p text:style-name="P2"/>
      <text:p text:style-name="P1"/>
      <text:p text:style-name="P1"><office:annotation><dc:creator>Gauthier Bastien</dc:creator><dc:date>2011-02-16T16:12:24</dc:date><text:p text:style-name="P18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d’Etat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12-02T10:15:12.830376578">2 décembre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18"><text:span text:style-name="T26">do text</text:span></text:p><text:p text:style-name="P18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12.742690284</dc:date>
    <meta:editing-duration>PT20M26S</meta:editing-duration>
    <meta:editing-cycles>27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86" meta:character-count="1268" meta:non-whitespace-character-count="1120"/>
  </office:meta>
</office:document-meta>
</file>